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650000034D33028F77EA3FFCB3.png" manifest:media-type="image/png"/>
  <manifest:file-entry manifest:full-path="Pictures/10000000000004000000040026D96374A9B33441.jpg" manifest:media-type="image/jpeg"/>
  <manifest:file-entry manifest:full-path="Pictures/1000000000000400000004002C2C31D8C812F781.jpg" manifest:media-type="image/jpeg"/>
  <manifest:file-entry manifest:full-path="Pictures/100000000000077A000002A7BF0C6D6BB6CD3279.png" manifest:media-type="image/png"/>
  <manifest:file-entry manifest:full-path="Pictures/10000001000001F1000000C1DB0883368BC25CD1.png" manifest:media-type="image/png"/>
  <manifest:file-entry manifest:full-path="Pictures/1000000000000400000004007D95DF1677D67B20.jpg" manifest:media-type="image/jpeg"/>
  <manifest:file-entry manifest:full-path="Pictures/100000010000039A0000012D72D087B5E48BCABD.png" manifest:media-type="image/png"/>
  <manifest:file-entry manifest:full-path="Pictures/1000000100000192000000EF6343AAA372619211.png" manifest:media-type="image/png"/>
  <manifest:file-entry manifest:full-path="Pictures/10000000000003310000034931C26B1110253BD2.png" manifest:media-type="image/png"/>
  <manifest:file-entry manifest:full-path="Pictures/100000000000040000000400FF74319C5AF9D274.jpg" manifest:media-type="image/jpeg"/>
  <manifest:file-entry manifest:full-path="Pictures/100000000000040000000400DD231643D917651F.jpg" manifest:media-type="image/jpeg"/>
  <manifest:file-entry manifest:full-path="Pictures/100000000000053900000372DA9AA5972033D3D9.png" manifest:media-type="image/png"/>
  <manifest:file-entry manifest:full-path="Pictures/1000000000000350000003A35182B262BE5D1DD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rianne" svg:font-family="Marianne" style:font-family-generic="moder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8.639cm)" draw:image-opacity="100%" style:mirror="none"/>
    </style:style>
    <style:style style:name="gr3" style:family="graphic" style:parent-style-name="standard">
      <style:graphic-properties draw:stroke="none" svg:stroke-width="0cm" draw:fill-color="#ffffff" draw:textarea-horizontal-align="justify" draw:textarea-vertical-align="middle" draw:auto-grow-height="false" fo:min-height="2.1cm" fo:min-width="27.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.551cm"/>
      <style:paragraph-properties style:writing-mode="lr-tb"/>
    </style:style>
    <style:style style:name="pr1" style:family="presentation" style:parent-style-name="Standard-subtitle">
      <style:graphic-properties draw:fill-color="#ffffff" draw:auto-grow-height="true" fo:min-height="13.6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subtitle">
      <style:graphic-properties draw:fill-color="#ffffff" draw:auto-grow-height="true" fo:min-height="9.134cm"/>
      <style:paragraph-properties style:writing-mode="lr-tb"/>
    </style:style>
    <style:style style:name="pr4" style:family="presentation" style:parent-style-name="Standard-subtitle">
      <style:graphic-properties draw:fill-color="#ffffff" draw:auto-grow-height="true" fo:min-height="16cm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000000" loext:opacity="100%" style:text-outline="true" style:font-name="Marianne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margin-top="0cm" fo:margin-bottom="0.5cm"/>
      <style:text-properties fo:color="#000000" loext:opacity="100%" style:text-outline="true" style:font-name="Marianne"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-color="#ffffff"/>
      <style:text-properties fo:color="#000000" loext:opacity="100%" loext:color-lum-mod="100%" loext:color-lum-off="0%" style:text-outline="true" style:font-name="Marianne" fo:font-size="40pt" fo:font-weight="bold" style:font-size-asian="40pt" style:font-weight-asian="bold" style:font-size-complex="40pt" style:font-weight-complex="bold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32pt"/>
    </style:style>
    <style:style style:name="P8" style:family="paragraph">
      <style:paragraph-properties fo:text-align="start"/>
      <style:text-properties style:font-name="Marianne"/>
    </style:style>
    <style:style style:name="P9" style:family="paragraph">
      <loext:graphic-properties draw:fill="none"/>
      <style:paragraph-properties fo:text-align="start"/>
      <style:text-properties style:font-name="Marianne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color="#000000" loext:opacity="100%" style:text-outline="true" style:font-name="Mariann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000000" loext:opacity="100%" style:text-outline="true" style:font-name="Marianne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loext:opacity="100%" style:text-outline="true" style:font-name="Marianne" fo:font-size="20pt" fo:font-weight="normal" style:font-size-asian="20pt" style:font-weight-asian="normal" style:font-size-complex="20pt" style:font-weight-complex="normal"/>
    </style:style>
    <style:style style:name="T4" style:family="text">
      <style:text-properties style:font-name="Marian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8.2cm" svg:height="28.2cm" svg:x="0cm" svg:y="-6.145cm">
          <draw:image xlink:href="Pictures/10000000000004000000040026D96374A9B33441.jpg" xlink:type="simple" xlink:show="embed" xlink:actuate="onLoad" draw:mime-type="image/jpeg">
            <text:p/>
          </draw:image>
        </draw:frame>
        <draw:frame presentation:style-name="pr1" draw:text-style-name="P4" draw:layer="layout" svg:width="25.199cm" svg:height="13.6cm" svg:x="1.4cm" svg:y="0cm" presentation:class="subtitle" presentation:user-transformed="true">
          <draw:text-box>
            <text:p text:style-name="P2"><text:span text:style-name="T1">Webinaire ARNIA</text:span></text:p>
            <text:p text:style-name="P3"><text:span text:style-name="T2">Qualité des Données Géographiques avec QGIS</text:span></text:p>
            <text:p text:style-name="P2"><text:span text:style-name="T3"><text:a xlink:href="https://github.com/CEREMA/quadogeo/tree/master/formation" xlink:type="simple">https://github.com/CEREMA/quadogeo/tree/master/formation</text:a></text:span></text:p>
          </draw:text-box>
        </draw:frame>
        <draw:frame draw:style-name="gr2" draw:text-style-name="P1" draw:layer="layout" svg:width="1.194cm" svg:height="1.589cm" svg:x="14.6cm" svg:y="10.1cm">
          <draw:image xlink:href="Pictures/10000001000004650000034D33028F77EA3FFCB3.png" xlink:type="simple" xlink:show="embed" xlink:actuate="onLoad" draw:mime-type="image/png">
            <text:p/>
          </draw:image>
        </draw:frame>
        <draw:custom-shape draw:style-name="gr3" draw:text-style-name="P5" draw:layer="layout" svg:width="28.4cm" svg:height="2.35cm" svg:x="-0.2cm" svg:y="13.6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5.481cm" svg:height="1.944cm" svg:x="4.219cm" svg:y="13.806cm">
            <draw:image xlink:href="Pictures/100000000000077A000002A7BF0C6D6BB6CD3279.png" xlink:type="simple" xlink:show="embed" xlink:actuate="onLoad" draw:mime-type="image/png">
              <text:p/>
            </draw:image>
          </draw:frame>
          <draw:frame draw:style-name="gr1" draw:text-style-name="P1" draw:layer="layout" svg:width="4.665cm" svg:height="1.811cm" svg:x="10.5cm" svg:y="13.927cm">
            <draw:image xlink:href="Pictures/10000001000001F1000000C1DB0883368BC25CD1.png" xlink:type="simple" xlink:show="embed" xlink:actuate="onLoad" draw:mime-type="image/png">
              <text:p/>
            </draw:image>
          </draw:frame>
          <draw:frame draw:style-name="gr1" draw:text-style-name="P1" draw:layer="layout" svg:width="4.262cm" svg:height="1.391cm" svg:x="16.351cm" svg:y="14.1cm">
            <draw:image xlink:href="Pictures/100000010000039A0000012D72D087B5E48BCABD.png" xlink:type="simple" xlink:show="embed" xlink:actuate="onLoad" draw:mime-type="image/png">
              <text:p/>
            </draw:image>
          </draw:frame>
          <draw:frame draw:style-name="gr1" draw:text-style-name="P1" draw:layer="layout" svg:width="3.438cm" svg:height="2.044cm" svg:x="21.382cm" svg:y="13.7cm">
            <draw:image xlink:href="Pictures/1000000100000192000000EF6343AAA372619211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1" draw:text-style-name="P1" draw:layer="layout" svg:width="28.2cm" svg:height="28.2cm" svg:x="0cm" svg:y="-6.145cm">
          <draw:image xlink:href="Pictures/1000000000000400000004002C2C31D8C812F781.jpg" xlink:type="simple" xlink:show="embed" xlink:actuate="onLoad" draw:mime-type="image/jpeg">
            <text:p/>
          </draw:image>
        </draw:frame>
        <draw:frame presentation:style-name="pr3" draw:text-style-name="P7" draw:layer="layout" svg:width="25.199cm" svg:height="9.134cm" svg:x="1.4cm" svg:y="3.685cm" presentation:class="subtitle" presentation:placeholder="true">
          <draw:text-box/>
        </draw:frame>
        <draw:frame presentation:style-name="pr4" draw:text-style-name="P4" draw:layer="layout" svg:width="25.199cm" svg:height="16cm" svg:x="1.401cm" svg:y="0cm">
          <draw:text-box>
            <text:p text:style-name="P2"><text:span text:style-name="T2">Exhaustivité</text:span></text:p>
          </draw:text-box>
        </draw:frame>
        <presentation:notes draw:style-name="dp1">
          <draw:page-thumbnail draw:style-name="gr4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1" draw:text-style-name="P1" draw:layer="layout" svg:width="28.2cm" svg:height="28.2cm" svg:x="0cm" svg:y="-6.145cm">
          <draw:image xlink:href="Pictures/1000000000000400000004007D95DF1677D67B20.jpg" xlink:type="simple" xlink:show="embed" xlink:actuate="onLoad" draw:mime-type="image/jpeg">
            <text:p/>
          </draw:image>
        </draw:frame>
        <draw:frame presentation:style-name="pr3" draw:text-style-name="P7" draw:layer="layout" svg:width="25.199cm" svg:height="9.134cm" svg:x="1.4cm" svg:y="3.685cm" presentation:class="subtitle" presentation:placeholder="true">
          <draw:text-box/>
        </draw:frame>
        <draw:frame presentation:style-name="pr4" draw:text-style-name="P4" draw:layer="layout" svg:width="25.199cm" svg:height="16cm" svg:x="1.402cm" svg:y="0cm">
          <draw:text-box>
            <text:p text:style-name="P2"><text:span text:style-name="T2">Cohérence logique</text:span></text:p>
          </draw:text-box>
        </draw:frame>
        <presentation:notes draw:style-name="dp1">
          <draw:page-thumbnail draw:style-name="gr4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draw:style-name="gr1" draw:text-style-name="P1" draw:layer="layout" svg:width="28.2cm" svg:height="28.2cm" svg:x="0cm" svg:y="-6.145cm">
          <draw:image xlink:href="Pictures/100000000000040000000400FF74319C5AF9D274.jpg" xlink:type="simple" xlink:show="embed" xlink:actuate="onLoad" draw:mime-type="image/jpeg">
            <text:p/>
          </draw:image>
        </draw:frame>
        <draw:frame presentation:style-name="pr3" draw:text-style-name="P7" draw:layer="layout" svg:width="25.199cm" svg:height="9.134cm" svg:x="1.4cm" svg:y="3.685cm" presentation:class="subtitle" presentation:placeholder="true">
          <draw:text-box/>
        </draw:frame>
        <draw:frame presentation:style-name="pr4" draw:text-style-name="P4" draw:layer="layout" svg:width="25.199cm" svg:height="16cm" svg:x="1.403cm" svg:y="0cm">
          <draw:text-box>
            <text:p text:style-name="P2"><text:span text:style-name="T2">Précision spatiale</text:span></text:p>
          </draw:text-box>
        </draw:frame>
        <presentation:notes draw:style-name="dp1">
          <draw:page-thumbnail draw:style-name="gr4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draw:style-name="gr1" draw:text-style-name="P1" draw:layer="layout" svg:width="28.2cm" svg:height="28.2cm" svg:x="0cm" svg:y="-6.145cm">
          <draw:image xlink:href="Pictures/100000000000040000000400DD231643D917651F.jpg" xlink:type="simple" xlink:show="embed" xlink:actuate="onLoad" draw:mime-type="image/jpeg">
            <text:p/>
          </draw:image>
        </draw:frame>
        <draw:frame presentation:style-name="pr3" draw:text-style-name="P7" draw:layer="layout" svg:width="25.199cm" svg:height="9.134cm" svg:x="1.4cm" svg:y="3.685cm" presentation:class="subtitle" presentation:placeholder="true">
          <draw:text-box/>
        </draw:frame>
        <draw:frame presentation:style-name="pr4" draw:text-style-name="P4" draw:layer="layout" svg:width="25.199cm" svg:height="16cm" svg:x="1.403cm" svg:y="0cm">
          <draw:text-box>
            <text:p text:style-name="P2"><text:span text:style-name="T2">Antisèche</text:span></text:p>
          </draw:text-box>
        </draw:frame>
        <presentation:notes draw:style-name="dp1">
          <draw:page-thumbnail draw:style-name="gr4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5" draw:text-style-name="P9" draw:layer="layout" svg:width="20.4cm" svg:height="1.801cm" svg:x="4cm" svg:y="0.337cm">
          <draw:text-box>
            <text:p text:style-name="P8"><text:span text:style-name="T4"><text:a xlink:href="https://github.com/CEREMA/quadogeo/tree/master/formation" xlink:type="simple">https://github.com/CEREMA/quadogeo/tree/master/formation</text:a></text:span></text:p>
          </draw:text-box>
        </draw:frame>
        <draw:frame draw:style-name="gr1" draw:text-style-name="P1" draw:layer="layout" svg:width="21.474cm" svg:height="14.166cm" svg:x="3.3cm" svg:y="1.55cm">
          <draw:image xlink:href="Pictures/100000000000053900000372DA9AA5972033D3D9.png" xlink:type="simple" xlink:show="embed" xlink:actuate="onLoad" draw:mime-type="image/png">
            <text:p/>
          </draw:image>
        </draw:frame>
        <draw:frame draw:style-name="gr2" draw:text-style-name="P1" draw:layer="layout" svg:width="1.194cm" svg:height="1.589cm" svg:x="14.1cm" svg:y="0.911cm">
          <draw:image xlink:href="Pictures/10000001000004650000034D33028F77EA3FFCB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1" draw:text-style-name="P1" draw:layer="layout" svg:width="14.41cm" svg:height="14.834cm" svg:x="6.877cm" svg:y="0.52cm">
          <draw:image xlink:href="Pictures/10000000000003310000034931C26B1110253BD2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1" draw:text-style-name="P1" draw:layer="layout" svg:width="13.672cm" svg:height="15.011cm" svg:x="7.482cm" svg:y="0.4cm">
          <draw:image xlink:href="Pictures/1000000000000350000003A35182B262BE5D1DD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rianne" svg:font-family="Marianne" style:font-family-generic="moder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05T08:43:06.225000000</meta:creation-date>
    <meta:editing-duration>P0D</meta:editing-duration>
    <meta:editing-cycles>1</meta:editing-cycles>
    <meta:generator>LibreOffice/7.4.6.2$Windows_X86_64 LibreOffice_project/5b1f5509c2decdade7fda905e3e1429a67acd63d</meta:generator>
    <meta:document-statistic meta:object-count="65"/>
  </office:meta>
</office:document-meta>
</file>